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6.5104in" table:align="left" style:writing-mode="lr-tb"/>
    </style:style>
    <style:style style:name="Tabela2.A" style:family="table-column">
      <style:table-column-properties style:column-width="1in"/>
    </style:style>
    <style:style style:name="Tabela2.B" style:family="table-column">
      <style:table-column-properties style:column-width="1.0833in"/>
    </style:style>
    <style:style style:name="Tabela2.C" style:family="table-column">
      <style:table-column-properties style:column-width="2.4021in"/>
    </style:style>
    <style:style style:name="Tabela2.D" style:family="table-column">
      <style:table-column-properties style:column-width="2.025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f3fff3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2.D1" style:family="table-cell">
      <style:table-cell-properties style:vertical-align="middle" fo:background-color="#f3fff3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D2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ela3" style:family="table">
      <style:table-properties style:width="6.5528in" table:align="center" style:writing-mode="lr-tb"/>
    </style:style>
    <style:style style:name="Tabela3.A" style:family="table-column">
      <style:table-column-properties style:column-width="0.9792in"/>
    </style:style>
    <style:style style:name="Tabela3.B" style:family="table-column">
      <style:table-column-properties style:column-width="1.4396in"/>
    </style:style>
    <style:style style:name="Tabela3.C" style:family="table-column">
      <style:table-column-properties style:column-width="0.8333in"/>
    </style:style>
    <style:style style:name="Tabela3.D" style:family="table-column">
      <style:table-column-properties style:column-width="0.8083in"/>
    </style:style>
    <style:style style:name="Tabela3.E" style:family="table-column">
      <style:table-column-properties style:column-width="2.4924in"/>
    </style:style>
    <style:style style:name="Tabela3.1" style:family="table-row">
      <style:table-row-properties style:min-row-height="0.3396in" style:keep-together="true" fo:keep-together="auto"/>
    </style:style>
    <style:style style:name="Tabela3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3.E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keep-together="true" fo:keep-together="auto"/>
    </style:style>
    <style:style style:name="Tabela3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3.E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3.5" style:family="table-row">
      <style:table-row-properties style:min-row-height="0.8826in" style:keep-together="true" fo:keep-together="auto"/>
    </style:style>
    <style:style style:name="Tabela4" style:family="table">
      <style:table-properties style:width="2.4653in" fo:margin-left="0.5347in" table:align="left" style:writing-mode="lr-tb"/>
    </style:style>
    <style:style style:name="Tabela4.A" style:family="table-column">
      <style:table-column-properties style:column-width="0.5in"/>
    </style:style>
    <style:style style:name="Tabela4.B" style:family="table-column">
      <style:table-column-properties style:column-width="1.9653in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5" style:family="table">
      <style:table-properties style:width="6.0833in" fo:margin-left="0.25in" table:align="left" style:writing-mode="lr-tb"/>
    </style:style>
    <style:style style:name="Tabela5.A" style:family="table-column">
      <style:table-column-properties style:column-width="3in"/>
    </style:style>
    <style:style style:name="Tabela5.B" style:family="table-column">
      <style:table-column-properties style:column-width="3.0833in"/>
    </style:style>
    <style:style style:name="Tabela5.1" style:family="table-row">
      <style:table-row-properties style:min-row-height="0.9042in" style:keep-together="true" fo:keep-together="auto"/>
    </style:style>
    <style:style style:name="Tabela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5.2" style:family="table-row">
      <style:table-row-properties style:min-row-height="0.4715in" style:keep-together="true" fo:keep-together="auto"/>
    </style:style>
    <style:style style:name="Tabela6" style:family="table">
      <style:table-properties style:width="6.0986in" fo:margin-left="0.25in" table:align="left" style:writing-mode="lr-tb"/>
    </style:style>
    <style:style style:name="Tabela6.A" style:family="table-column">
      <style:table-column-properties style:column-width="3in"/>
    </style:style>
    <style:style style:name="Tabela6.B" style:family="table-column">
      <style:table-column-properties style:column-width="3.0986in"/>
    </style:style>
    <style:style style:name="Tabela6.1" style:family="table-row">
      <style:table-row-properties style:min-row-height="0.9042in" style:keep-together="true" fo:keep-together="auto"/>
    </style:style>
    <style:style style:name="Tabela6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ela6.2" style:family="table-row">
      <style:table-row-properties style:min-row-height="0.4715in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text-align="start" style:justify-single-word="false"/>
    </style:style>
    <style:style style:name="P14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5" style:family="paragraph" style:parent-style-name="Title">
      <style:paragraph-properties fo:margin-top="0.0835in" fo:margin-bottom="0in" fo:text-align="end" style:justify-single-word="false"/>
    </style:style>
    <style:style style:name="P16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7" style:family="paragraph" style:parent-style-name="Title">
      <style:paragraph-properties fo:margin-top="0.0835in" fo:margin-bottom="0in" fo:text-align="end" style:justify-single-word="false"/>
      <style:text-properties fo:font-size="16pt" fo:language="pt" fo:country="BR" style:font-size-asian="16pt" style:font-size-complex="16pt"/>
    </style:style>
    <style:style style:name="P18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Standard">
      <style:paragraph-properties fo:margin-top="0.0835in" fo:margin-bottom="0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margin-top="0.0835in" fo:margin-bottom="0in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835in" fo:margin-bottom="0in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835in" fo:margin-bottom="0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835in" fo:margin-bottom="0in" fo:text-align="justify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835in" fo:margin-bottom="0in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835in" fo:margin-bottom="0in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2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7" style:family="paragraph" style:parent-style-name="Title">
      <style:paragraph-properties fo:break-before="page"/>
      <style:text-properties fo:language="pt" fo:country="BR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name-complex="Arial" style:font-size-complex="16pt"/>
    </style:style>
    <style:style style:name="P29" style:family="paragraph" style:parent-style-name="Title">
      <style:paragraph-properties fo:margin-left="0.248in" fo:margin-right="0in" fo:line-height="150%" fo:text-align="justify" style:justify-single-word="false" fo:text-indent="0.252in" style:auto-text-indent="false"/>
    </style:style>
    <style:style style:name="P30" style:family="paragraph" style:parent-style-name="Standard">
      <style:paragraph-properties fo:margin-left="0.6654in" fo:margin-right="0in" fo:text-indent="0in" style:auto-text-indent="false"/>
    </style:style>
    <style:style style:name="P31" style:family="paragraph" style:parent-style-name="RUP_20_Corpo_20_1">
      <style:paragraph-properties fo:margin-left="0.6654in" fo:margin-right="0in" fo:margin-top="0in" fo:margin-bottom="0in" fo:text-indent="0in" style:auto-text-indent="false"/>
    </style:style>
    <style:style style:name="P32" style:family="paragraph" style:parent-style-name="Corpo_20_de_20_texto_20_2">
      <style:paragraph-properties fo:margin-left="0.6654in" fo:margin-right="0in" fo:margin-top="0in" fo:margin-bottom="0in" fo:line-height="100%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0.3335in"/>
          <style:tab-stop style:position="6.6665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34" style:family="paragraph" style:parent-style-name="RUP_20_Corpo_20_2">
      <style:paragraph-properties fo:margin-left="1.0835in" fo:margin-right="0in" fo:text-indent="0in" style:auto-text-indent="false"/>
    </style:style>
    <style:style style:name="P35" style:family="paragraph" style:parent-style-name="RUP_20_Corpo_20_2">
      <style:paragraph-properties fo:margin-left="1.0835in" fo:margin-right="0in" fo:margin-top="0in" fo:margin-bottom="0in" fo:text-indent="0in" style:auto-text-indent="false"/>
    </style:style>
    <style:style style:name="P36" style:family="paragraph" style:parent-style-name="RUP_20_Instruções">
      <style:paragraph-properties fo:margin-left="1.0835in" fo:margin-right="0in" fo:text-indent="0in" style:auto-text-indent="false"/>
      <style:text-properties fo:color="#000000" fo:font-size="10pt" fo:font-style="normal" style:font-size-asian="10pt" style:font-style-asian="normal"/>
    </style:style>
    <style:style style:name="P37" style:family="paragraph" style:parent-style-name="RUP_20_Instruções">
      <style:paragraph-properties fo:margin-left="1.0835in" fo:margin-right="0in" fo:text-indent="0in" style:auto-text-indent="false"/>
      <style:text-properties fo:color="#000000" fo:font-size="10pt" fo:font-style="normal" style:font-size-asian="10pt" style:font-style-asian="normal" style:font-style-complex="italic"/>
    </style:style>
    <style:style style:name="P38" style:family="paragraph" style:parent-style-name="Título_20_4_20__2b__20_12_20_pt">
      <style:paragraph-properties fo:margin-left="1.0835in" fo:margin-right="0in" fo:text-indent="0in" style:auto-text-indent="false"/>
    </style:style>
    <style:style style:name="P39" style:family="paragraph" style:parent-style-name="Título_20_4_20__2b__20_12_20_pt">
      <style:paragraph-properties fo:margin-left="1.0835in" fo:margin-right="0in" fo:text-indent="0in" style:auto-text-indent="false"/>
      <style:text-properties style:font-style-complex="italic"/>
    </style:style>
    <style:style style:name="P40" style:family="paragraph" style:parent-style-name="Text_20_body">
      <style:paragraph-properties fo:margin-left="1.0835in" fo:margin-right="0in" fo:margin-top="0in" fo:margin-bottom="0.0417in" fo:text-align="justify" style:justify-single-word="false" fo:text-indent="0in" style:auto-text-indent="false"/>
      <style:text-properties fo:color="#000000" style:font-name="Arial" fo:font-size="10pt" fo:language="pt" fo:country="BR" style:font-size-asian="10pt" style:font-name-complex="Arial"/>
    </style:style>
    <style:style style:name="P41" style:family="paragraph" style:parent-style-name="RUP_20_Corpo_20_2">
      <style:paragraph-properties fo:margin-left="0.5827in" fo:margin-right="0in" fo:margin-top="0in" fo:margin-bottom="0in" fo:text-indent="0in" style:auto-text-indent="false"/>
    </style:style>
    <style:style style:name="P42" style:family="paragraph" style:parent-style-name="Text_20_body">
      <style:paragraph-properties fo:margin-left="0.5827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Text_20_body">
      <style:paragraph-properties fo:margin-left="0.5827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RUP_20_Corpo_20_2">
      <style:paragraph-properties fo:margin-left="0.5835in" fo:margin-right="0in" fo:text-indent="0in" style:auto-text-indent="false"/>
    </style:style>
    <style:style style:name="P45" style:family="paragraph" style:parent-style-name="RUP_20_Instruções">
      <style:paragraph-properties fo:margin-left="0.5835in" fo:margin-right="0in" fo:text-indent="0in" style:auto-text-indent="false"/>
      <style:text-properties fo:color="#000000" fo:font-size="10pt" fo:font-style="normal" style:font-size-asian="10pt" style:font-style-asian="normal"/>
    </style:style>
    <style:style style:name="P46" style:family="paragraph" style:parent-style-name="Título_20_4_20__2b__20_12_20_pt">
      <style:paragraph-properties fo:margin-left="0.5835in" fo:margin-right="0in" fo:text-indent="0in" style:auto-text-indent="false"/>
    </style:style>
    <style:style style:name="P47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48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Arial" style:font-name-complex="Arial"/>
    </style:style>
    <style:style style:name="P49" style:family="paragraph" style:parent-style-name="RUP_20_Corpo_20_1">
      <style:paragraph-properties fo:margin-left="0.5835in" fo:margin-right="0in" fo:margin-top="0in" fo:margin-bottom="0in" fo:text-indent="0in" style:auto-text-indent="false"/>
    </style:style>
    <style:style style:name="P50" style:family="paragraph" style:parent-style-name="Text_20_body">
      <style:paragraph-properties fo:margin-left="0.5835in" fo:margin-right="0in" fo:margin-top="0in" fo:margin-bottom="0.0417in" fo:text-indent="0in" style:auto-text-indent="false"/>
      <style:text-properties fo:color="#000000" style:font-name="Arial" fo:font-size="10pt" fo:language="pt" fo:country="BR" style:font-size-asian="10pt" style:font-name-complex="Arial"/>
    </style:style>
    <style:style style:name="P51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2" style:family="paragraph" style:parent-style-name="RUP_20_Instruções">
      <style:paragraph-properties fo:margin-left="1.5835in" fo:margin-right="0in" fo:text-indent="0in" style:auto-text-indent="false"/>
      <style:text-properties fo:color="#000000" fo:font-size="10pt" fo:font-style="normal" style:font-size-asian="10pt" style:font-style-asian="normal" style:font-style-complex="italic"/>
    </style:style>
    <style:style style:name="P53" style:family="paragraph" style:parent-style-name="RUP_20_Instruções">
      <style:paragraph-properties fo:margin-left="0.8335in" fo:margin-right="0in" fo:margin-top="0in" fo:margin-bottom="0in" fo:text-indent="0in" style:auto-text-indent="false">
        <style:tab-stops>
          <style:tab-stop style:position="0.9917in"/>
        </style:tab-stops>
      </style:paragraph-properties>
      <style:text-properties fo:color="#000000" fo:font-size="10pt" fo:font-style="normal" style:font-size-asian="10pt" style:font-style-asian="normal"/>
    </style:style>
    <style:style style:name="P54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5" style:family="paragraph" style:parent-style-name="RUP_20_Tabela">
      <style:paragraph-properties fo:text-align="center" style:justify-single-wor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8" style:family="paragraph" style:parent-style-name="RUP_20_Tabela">
      <style:paragraph-properties style:snap-to-layout-grid="false"/>
      <style:text-properties fo:language="pt" fo:country="BR"/>
    </style:style>
    <style:style style:name="P59" style:family="paragraph" style:parent-style-name="RUP_20_Tabela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60" style:family="paragraph" style:parent-style-name="RUP_20_Tabela">
      <style:paragraph-properties fo:margin-left="-0.0752in" fo:margin-right="0in" fo:text-align="center" style:justify-single-word="false" fo:text-indent="0in" style:auto-text-indent="false" style:snap-to-layout-grid="false"/>
      <style:text-properties fo:language="pt" fo:country="BR" fo:font-weight="bold" style:font-weight-asian="bold"/>
    </style:style>
    <style:style style:name="P61" style:family="paragraph" style:parent-style-name="RUP_20_Tabela">
      <style:paragraph-properties fo:margin-left="0.25in" fo:margin-right="0in" fo:text-indent="0in" style:auto-text-indent="false" style:snap-to-layout-grid="false"/>
    </style:style>
    <style:style style:name="P62" style:family="paragraph" style:parent-style-name="Standard">
      <style:paragraph-properties fo:margin-left="0.25in" fo:margin-right="0in" fo:text-indent="0in" style:auto-text-indent="false"/>
    </style:style>
    <style:style style:name="P63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color="#000000" style:font-name="Arial" fo:font-size="10pt" style:font-size-asian="10pt" style:font-name-complex="Arial"/>
    </style:style>
    <style:style style:name="P64" style:family="paragraph" style:parent-style-name="Standard">
      <style:paragraph-properties fo:margin-left="0.25in" fo:margin-right="0in" fo:margin-top="0.0835in" fo:margin-bottom="0.0835in" fo:text-align="center" style:justify-single-word="false" fo:text-indent="0in" style:auto-text-indent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5" style:family="paragraph" style:parent-style-name="Corpo_20_de_20_texto_20_2">
      <style:paragraph-properties fo:margin-left="0.25in" fo:margin-right="0in" fo:margin-top="0in" fo:margin-bottom="0in" fo:line-height="100%" fo:text-align="justify" style:justify-single-word="false" fo:text-indent="0in" style:auto-text-indent="false" style:text-autospace="none" style:punctuation-wrap="simple" style:vertical-align="baseline">
        <style:tab-stops>
          <style:tab-stop style:position="0.8335in"/>
        </style:tab-stops>
      </style:paragraph-properties>
      <style:text-properties fo:color="#000000" style:font-name="Arial" fo:font-size="10pt" style:font-size-asian="10pt" style:font-name-complex="Arial"/>
    </style:style>
    <style:style style:name="P66" style:family="paragraph" style:parent-style-name="Text_20_body">
      <style:paragraph-properties fo:margin-left="0.25in" fo:margin-right="0in" fo:margin-top="0in" fo:margin-bottom="0.0417in" fo:text-indent="0in" style:auto-text-indent="false"/>
    </style:style>
    <style:style style:name="P67" style:family="paragraph" style:parent-style-name="Text_20_body">
      <style:paragraph-properties fo:margin-left="0.25in" fo:margin-right="0in" fo:margin-top="0in" fo:margin-bottom="0.0417in" fo:text-indent="0in" style:auto-text-indent="false"/>
      <style:text-properties style:font-name="Arial" fo:font-size="10pt" style:font-size-asian="10pt" style:font-name-complex="Arial"/>
    </style:style>
    <style:style style:name="P68" style:family="paragraph" style:parent-style-name="Text_20_body">
      <style:paragraph-properties fo:margin-left="0.25in" fo:margin-right="0in" fo:margin-top="0in" fo:margin-bottom="0.0417in" fo:text-align="justify" style:justify-single-word="false" fo:text-indent="0in" style:auto-text-indent="false"/>
      <style:text-properties style:font-name="Arial" fo:font-size="10pt" fo:language="pt" fo:country="BR" style:font-size-asian="10pt"/>
    </style:style>
    <style:style style:name="P69" style:family="paragraph" style:parent-style-name="Text_20_body">
      <style:paragraph-properties fo:margin-left="0.25in" fo:margin-right="0in" fo:margin-top="0in" fo:margin-bottom="0.0417in" fo:text-align="justify" style:justify-single-word="false" fo:text-indent="0in" style:auto-text-indent="false"/>
    </style:style>
    <style:style style:name="P70" style:family="paragraph" style:parent-style-name="Text_20_body">
      <style:paragraph-properties fo:margin-left="0.25in" fo:margin-right="0in" fo:margin-top="0in" fo:margin-bottom="0.0417in" fo:text-align="justify" style:justify-single-word="false" fo:text-indent="0in" style:auto-text-indent="false"/>
      <style:text-properties fo:color="#000000" style:font-name="Arial" fo:font-size="10pt" fo:language="pt" fo:country="BR" style:font-size-asian="10pt" style:font-name-complex="Arial"/>
    </style:style>
    <style:style style:name="P71" style:family="paragraph" style:parent-style-name="RUP_20_Tabela">
      <style:paragraph-properties fo:margin-left="0.0835in" fo:margin-right="0in" fo:text-align="justify" style:justify-single-word="false" fo:text-indent="0in" style:auto-text-indent="false" style:snap-to-layout-grid="false"/>
    </style:style>
    <style:style style:name="P72" style:family="paragraph" style:parent-style-name="RUP_20_Tabela">
      <style:paragraph-properties fo:keep-together="always" fo:keep-with-next="always"/>
      <style:text-properties fo:language="pt" fo:country="BR"/>
    </style:style>
    <style:style style:name="P73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74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75" style:family="paragraph" style:parent-style-name="Text_20_body">
      <style:paragraph-properties fo:margin-left="0.248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font-size-asian="10pt"/>
    </style:style>
    <style:style style:name="P76" style:family="paragraph" style:parent-style-name="RUP_20_Corpo_20_1">
      <style:paragraph-properties fo:margin-left="1.3752in" fo:margin-right="0in" fo:margin-top="0in" fo:margin-bottom="0in" fo:text-indent="0in" style:auto-text-indent="false"/>
    </style:style>
    <style:style style:name="P77" style:family="paragraph" style:parent-style-name="Standard">
      <style:text-properties style:language-asian="en" style:country-asian="US"/>
    </style:style>
    <style:style style:name="P7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79" style:family="paragraph" style:parent-style-name="Standard">
      <style:paragraph-properties fo:text-align="center" style:justify-single-word="false"/>
    </style:style>
    <style:style style:name="P80" style:family="paragraph" style:parent-style-name="Standard">
      <style:text-properties fo:color="#008000" fo:font-size="10pt" style:font-size-asian="10pt" style:language-asian="en" style:country-asian="US" style:font-size-complex="10pt"/>
    </style:style>
    <style:style style:name="P81" style:family="paragraph" style:parent-style-name="Standard">
      <style:text-properties fo:language="en" fo:country="US" style:language-asian="en" style:country-asian="US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>
        <style:tab-stops>
          <style:tab-stop style:position="0.7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84" style:family="paragraph" style:parent-style-name="Standard">
      <style:paragraph-properties fo:margin-top="0.0835in" fo:margin-bottom="0.083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5" style:family="paragraph" style:parent-style-name="Standard">
      <style:paragraph-properties fo:margin-top="0in" fo:margin-bottom="0.0835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6" style:family="paragraph" style:parent-style-name="Standard">
      <style:paragraph-properties fo:margin-left="-0.0126in" fo:margin-right="0in" fo:margin-top="0.0835in" fo:margin-bottom="0in" fo:text-indent="0.0228in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87" style:family="paragraph" style:parent-style-name="Standard">
      <style:paragraph-properties fo:margin-left="-0.0126in" fo:margin-right="0in" fo:margin-top="0.0835in" fo:margin-bottom="0in" fo:text-indent="0.0228in" style:auto-text-indent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88" style:family="paragraph" style:parent-style-name="Standard">
      <style:paragraph-properties fo:margin-left="-0.0126in" fo:margin-right="0in" fo:margin-top="0.0835in" fo:margin-bottom="0in" fo:text-indent="0.0126in" style:auto-text-indent="false"/>
    </style:style>
    <style:style style:name="P89" style:family="paragraph" style:parent-style-name="Standard">
      <style:paragraph-properties fo:margin-left="-0.0126in" fo:margin-right="0in" fo:margin-top="0.0835in" fo:margin-bottom="0in" fo:text-indent="0.0126in" style:auto-text-indent="false"/>
      <style:text-properties style:font-name="Arial" fo:font-size="10pt" style:font-size-asian="10pt" style:font-name-complex="Arial" style:font-size-complex="10pt"/>
    </style:style>
    <style:style style:name="P90" style:family="paragraph" style:parent-style-name="Standard">
      <style:paragraph-properties fo:margin-left="-0.0126in" fo:margin-right="0in" fo:margin-top="0.0835in" fo:margin-bottom="0in" fo:text-indent="0.0835in" style:auto-text-indent="false"/>
      <style:text-properties style:font-name="Arial" fo:font-size="10pt" style:font-size-asian="10pt" style:font-name-complex="Arial" style:font-size-complex="10pt"/>
    </style:style>
    <style:style style:name="P91" style:family="paragraph" style:parent-style-name="Standard">
      <style:paragraph-properties fo:margin-left="0.6665in" fo:margin-right="0in" fo:text-align="justify" style:justify-single-word="false" fo:text-indent="0in" style:auto-text-indent="false"/>
    </style:style>
    <style:style style:name="P92" style:family="paragraph" style:parent-style-name="Standard">
      <style:paragraph-properties fo:margin-left="0.6665in" fo:margin-right="0in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93" style:family="paragraph" style:parent-style-name="RUP_20_Corpo_20_1">
      <style:paragraph-properties fo:margin-left="0.6665in" fo:margin-right="0in" fo:text-indent="0in" style:auto-text-indent="false"/>
    </style:style>
    <style:style style:name="P94" style:family="paragraph" style:parent-style-name="Text_20_body">
      <style:paragraph-properties fo:margin-left="0.6665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95" style:family="paragraph" style:parent-style-name="Text_20_body">
      <style:paragraph-properties fo:margin-left="0.6665in" fo:margin-right="0in" fo:margin-top="0in" fo:margin-bottom="0.0417in" fo:text-align="justify" style:justify-single-word="false" fo:text-indent="0in" style:auto-text-indent="false"/>
      <style:text-properties fo:color="#000000" style:font-name="Arial" fo:font-size="10pt" fo:language="pt" fo:country="BR" style:font-size-asian="10pt" style:font-name-complex="Arial"/>
    </style:style>
    <style:style style:name="P96" style:family="paragraph" style:parent-style-name="Contents_20_4">
      <style:paragraph-properties>
        <style:tab-stops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97" style:family="paragraph" style:parent-style-name="Contents_20_3">
      <style:paragraph-properties>
        <style:tab-stops>
          <style:tab-stop style:position="0.5835in"/>
          <style:tab-stop style:position="6.6409in" style:type="right" style:leader-style="dotted" style:leader-text="."/>
          <style:tab-stop style:position="6.6925in" style:type="right" style:leader-style="dotted" style:leader-text="."/>
        </style:tab-stops>
      </style:paragraph-properties>
    </style:style>
    <style:style style:name="P98" style:family="paragraph" style:parent-style-name="Text_20_body">
      <style:paragraph-properties fo:margin-top="0in" fo:margin-bottom="0in"/>
    </style:style>
    <style:style style:name="P99" style:family="paragraph" style:parent-style-name="Text_20_body">
      <style:paragraph-properties fo:margin-top="0in" fo:margin-bottom="0.0417in" fo:text-align="justify" style:justify-single-word="false"/>
      <style:text-properties fo:color="#000000" style:font-name="Arial" fo:font-size="10pt" fo:language="pt" fo:country="BR" style:font-size-asian="10pt" style:font-name-complex="Arial"/>
    </style:style>
    <style:style style:name="P100" style:family="paragraph" style:parent-style-name="Text_20_body">
      <style:paragraph-properties fo:margin-left="1in" fo:margin-right="0in" fo:margin-top="0in" fo:margin-bottom="0.0417in" fo:text-align="justify" style:justify-single-word="false" fo:text-indent="0in" style:auto-text-indent="false"/>
      <style:text-properties fo:color="#000000" style:font-name="Arial" fo:font-size="10pt" fo:language="pt" fo:country="BR" style:font-size-asian="10pt" style:font-name-complex="Arial"/>
    </style:style>
    <style:style style:name="P10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02" style:family="paragraph" style:parent-style-name="Heading_20_6">
      <style:paragraph-properties fo:margin-left="0.6654in" fo:margin-right="0in" fo:margin-top="0in" fo:margin-bottom="0.0417in" fo:text-align="justify" style:justify-single-word="false" fo:text-indent="0in" style:auto-text-indent="false"/>
      <style:text-properties style:font-name="Arial" fo:font-size="10pt" fo:font-weight="normal" style:font-size-asian="10pt" style:font-weight-asian="normal" style:font-name-complex="Arial"/>
    </style:style>
    <style:style style:name="P103" style:family="paragraph" style:parent-style-name="Heading_20_6">
      <style:paragraph-properties fo:margin-left="0.6654in" fo:margin-right="0in" fo:margin-top="0in" fo:margin-bottom="0.0417in" fo:text-indent="0in" style:auto-text-indent="false"/>
      <style:text-properties style:font-name="Arial" fo:font-size="10pt" style:font-size-asian="10pt" style:font-name-complex="Arial"/>
    </style:style>
    <style:style style:name="P104" style:family="paragraph" style:parent-style-name="Heading_20_3" style:list-style-name="WW8Num21">
      <style:paragraph-properties fo:margin-left="0.4957in" fo:margin-right="0in" fo:margin-top="0in" fo:margin-bottom="0.0417in" fo:text-indent="-0.248in" style:auto-text-indent="fals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105" style:family="paragraph" style:parent-style-name="Heading_20_3" style:list-style-name="WW8Num21">
      <style:paragraph-properties fo:margin-left="0.4957in" fo:margin-right="0in" fo:margin-top="0in" fo:margin-bottom="0in" fo:text-indent="-0.248in" style:auto-text-indent="false">
        <style:tab-stops>
          <style:tab-stop style:position="0.5835in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Heading_20_3" style:list-style-name="WW8Num21">
      <style:paragraph-properties fo:margin-left="0.4957in" fo:margin-right="0in" fo:margin-top="0in" fo:margin-bottom="0in" fo:text-indent="-0.248in" style:auto-text-indent="false">
        <style:tab-stops>
          <style:tab-stop style:position="0.5835in"/>
        </style:tab-stops>
      </style:paragraph-properties>
      <style:text-properties fo:color="#000000" fo:font-size="12pt" style:font-size-asian="12pt" style:font-size-complex="12pt"/>
    </style:style>
    <style:style style:name="P107" style:family="paragraph" style:parent-style-name="Heading_20_3">
      <style:paragraph-properties fo:margin-left="0.248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P108" style:family="paragraph" style:parent-style-name="Heading_20_3">
      <style:paragraph-properties fo:margin-left="1.3752in" fo:margin-right="0in" fo:text-indent="0in" style:auto-text-indent="false"/>
      <style:text-properties fo:color="#000000"/>
    </style:style>
    <style:style style:name="P109" style:family="paragraph" style:parent-style-name="Heading_20_1" style:list-style-name="WW8Num21">
      <style:paragraph-properties fo:margin-left="0.5in" fo:margin-right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10" style:family="paragraph" style:parent-style-name="Heading_20_1" style:list-style-name="WW8Num21">
      <style:paragraph-properties fo:margin-left="0.5in" fo:margin-right="0in" fo:margin-top="0.0835in" fo:margin-bottom="0.0417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11" style:family="paragraph" style:parent-style-name="Heading_20_1" style:list-style-name="WW8Num21">
      <style:paragraph-properties fo:margin-left="0.5in" fo:margin-right="0in" fo:margin-top="0in" fo:margin-bottom="0in" fo:text-indent="-0.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12" style:family="paragraph" style:parent-style-name="Heading_20_1" style:list-style-name="WW8Num21">
      <style:paragraph-properties fo:margin-left="0.5in" fo:margin-right="0in" fo:text-indent="-0.5in" style:auto-text-indent="false" fo:break-before="page">
        <style:tab-stops>
          <style:tab-stop style:position="0.2957in"/>
        </style:tab-stops>
      </style:paragraph-properties>
      <style:text-properties fo:font-size="12pt" style:font-size-asian="12pt" style:font-size-complex="12pt"/>
    </style:style>
    <style:style style:name="P11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/>
    </style:style>
    <style:style style:name="T5" style:family="text">
      <style:text-properties fo:font-size="16pt" fo:language="pt" fo:country="BR" fo:font-weight="normal" style:font-size-asian="16pt" style:font-weight-asian="normal" style:font-size-complex="16pt"/>
    </style:style>
    <style:style style:name="T6" style:family="text">
      <style:text-properties fo:font-size="16pt" fo:language="pt" fo:country="BR" style:font-size-asian="16pt" style:font-size-complex="16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color="#008000" fo:font-size="10pt" fo:language="pt" fo:country="BR" style:font-size-asian="10pt"/>
    </style:style>
    <style:style style:name="T10" style:family="text">
      <style:text-properties fo:color="#008000" fo:font-size="10pt" fo:language="pt" fo:country="BR" style:font-size-asian="10pt" style:language-asian="zxx" style:country-asian="none"/>
    </style:style>
    <style:style style:name="T11" style:family="text">
      <style:text-properties fo:color="#008000" fo:font-size="10pt" fo:language="pt" fo:country="BR" fo:font-weight="normal" style:font-size-asian="10pt" style:font-weight-asian="normal"/>
    </style:style>
    <style:style style:name="T12" style:family="text">
      <style:text-properties fo:color="#008000" fo:font-size="10pt" fo:language="pt" fo:country="BR" style:text-underline-style="solid" style:text-underline-width="auto" style:text-underline-color="font-color" fo:font-weight="normal" style:font-size-asian="10pt" style:font-weight-asian="normal"/>
    </style:style>
    <style:style style:name="T13" style:family="text">
      <style:text-properties fo:color="#008000" style:font-name="Wingdings" fo:font-size="10pt" fo:language="pt" fo:country="BR" fo:font-weight="normal" style:font-size-asian="10pt" style:font-weight-asian="normal"/>
    </style:style>
    <style:style style:name="T14" style:family="text">
      <style:text-properties fo:color="#008000" fo:language="pt" fo:country="BR"/>
    </style:style>
    <style:style style:name="T15" style:family="text">
      <style:text-properties style:font-name="Arial" fo:font-size="10pt" style:font-size-asian="10pt" style:font-name-complex="Arial"/>
    </style:style>
    <style:style style:name="T16" style:family="text">
      <style:text-properties style:font-name="Arial" fo:font-size="10pt" style:font-size-asian="10pt" style:font-name-complex="Arial" style:font-size-complex="10pt"/>
    </style:style>
    <style:style style:name="T17" style:family="text">
      <style:text-properties style:font-name="Arial" fo:font-size="10pt" fo:language="pt" fo:country="BR" style:font-size-asian="10pt"/>
    </style:style>
    <style:style style:name="T18" style:family="text">
      <style:text-properties style:font-name="Arial" fo:font-size="10pt" fo:language="pt" fo:country="BR" style:font-size-asian="10pt" style:font-name-complex="Arial"/>
    </style:style>
    <style:style style:name="T1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20" style:family="text">
      <style:text-properties style:font-name="Arial" fo:font-size="12pt" style:font-size-asian="12pt"/>
    </style:style>
    <style:style style:name="T21" style:family="text">
      <style:text-properties fo:color="#000000" style:font-name="Arial" fo:font-size="10pt" fo:language="pt" fo:country="BR" style:font-size-asian="10pt" style:font-name-complex="Arial"/>
    </style:style>
    <style:style style:name="T2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23" style:family="text">
      <style:text-properties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fo:margin-left="0.0457in" fo:margin-right="0.3146in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p text:style-name="P10"/>
      <text:p text:style-name="P10"/>
      <text:p text:style-name="P10"/>
      <text:p text:style-name="P77"/>
      <text:p text:style-name="P11">Termo de Abertura</text:p>
      <text:p text:style-name="P18"/>
      <text:p text:style-name="P78"/>
      <text:p text:style-name="P78"/>
      <text:p text:style-name="P78"/>
      <text:p text:style-name="P78"/>
      <text:p text:style-name="P11">Nome do Projeto - Versão X.X</text:p>
      <text:p text:style-name="P16">Iteração XX- Release X.X</text:p>
      <text:p text:style-name="P78"/>
      <text:p text:style-name="P78"/>
      <text:p text:style-name="P78"/>
      <text:p text:style-name="P78"/>
      <text:p text:style-name="P78"/>
      <text:p text:style-name="P15"><text:span text:style-name="T5">Versão do Documento:</text:span><text:span text:style-name="T6"> X.X</text:span></text:p>
      <text:p text:style-name="P78"/>
      <text:p text:style-name="P78"/>
      <text:p text:style-name="P78"/>
      <text:p text:style-name="P17"/>
      <text:p text:style-name="P12"/>
      <text:section text:style-name="Sect1" text:name="Seção1">
        <text:p text:style-name="Standard"/>
      </text:section>
      <text:section text:style-name="Sect2" text:name="Seção2">
        <text:p text:style-name="P79"/>
        <text:p text:style-name="P28">Histórico de Revisão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54">Data</text:p>
            </table:table-cell>
            <table:table-cell table:style-name="Tabela2.A1" office:value-type="string">
              <text:p text:style-name="P60">Versão do Documento</text:p>
            </table:table-cell>
            <table:table-cell table:style-name="Tabela2.A1" office:value-type="string">
              <text:p text:style-name="P54">Descrição</text:p>
            </table:table-cell>
            <table:table-cell table:style-name="Tabela2.D1" office:value-type="string">
              <text:p text:style-name="P54">Autor</text:p>
            </table:table-cell>
          </table:table-row>
          <table:table-row table:style-name="Tabela2.1">
            <table:table-cell table:style-name="Tabela2.A2" office:value-type="string">
              <text:p text:style-name="P56">99/99/9999</text:p>
            </table:table-cell>
            <table:table-cell table:style-name="Tabela2.A2" office:value-type="string">
              <text:p text:style-name="P56">9.9</text:p>
            </table:table-cell>
            <table:table-cell table:style-name="Tabela2.A2" office:value-type="string">
              <text:p text:style-name="P58">Descrição da atividade realizada no documento.</text:p>
            </table:table-cell>
            <table:table-cell table:style-name="Tabela2.D2" office:value-type="string">
              <text:p text:style-name="P56">Nome do(s) autor(es)</text:p>
            </table:table-cell>
          </table:table-row>
          <table:table-row table:style-name="Tabela2.1">
            <table:table-cell table:style-name="Tabela2.A2" office:value-type="string">
              <text:p text:style-name="P59"/>
              <text:p text:style-name="P55"/>
            </table:table-cell>
            <table:table-cell table:style-name="Tabela2.A2" office:value-type="string">
              <text:p text:style-name="P56"/>
            </table:table-cell>
            <table:table-cell table:style-name="Tabela2.A2" office:value-type="string">
              <text:p text:style-name="P56"/>
            </table:table-cell>
            <table:table-cell table:style-name="Tabela2.D2" office:value-type="string">
              <text:p text:style-name="P56"/>
            </table:table-cell>
          </table:table-row>
          <table:table-row table:style-name="Tabela2.1">
            <table:table-cell table:style-name="Tabela2.A2" office:value-type="string">
              <text:p text:style-name="P59"/>
              <text:p text:style-name="P55"/>
            </table:table-cell>
            <table:table-cell table:style-name="Tabela2.A2" office:value-type="string">
              <text:p text:style-name="P56"/>
            </table:table-cell>
            <table:table-cell table:style-name="Tabela2.A2" office:value-type="string">
              <text:p text:style-name="P56"/>
            </table:table-cell>
            <table:table-cell table:style-name="Tabela2.D2" office:value-type="string">
              <text:p text:style-name="P56"/>
            </table:table-cell>
          </table:table-row>
        </table:table>
        <text:p text:style-name="Standard"/>
        <text:p text:style-name="Standard"/>
        <text:p text:style-name="P13"><text:span text:style-name="T9">Obs.:</text:span><text:span text:style-name="T11"> </text:span></text:p>
        <text:p text:style-name="P14"/>
        <text:p text:style-name="P13"><text:span text:style-name="T11">1- Na Capa deste documento deverá constar a versão do Projeto, a release (versão do módulo) e a versão deste Documento. E nesta página, deverá constar a </text:span><text:span text:style-name="T12">versão do documento</text:span><text:span text:style-name="T11">.</text:span></text:p>
        <text:p text:style-name="P80"/>
        <text:p text:style-name="P13"><text:span text:style-name="T13"></text:span><text:span text:style-name="T11"> Retirar esta observação no documento oficial.</text:span><text:span text:style-name="T14"> </text:span></text:p>
        <text:p text:style-name="Standard"/>
        <text:p text:style-name="P26">Sumário</text:p>
        <text:p text:style-name="P81"/>
        <text:p text:style-name="P81"/>
        <text:table-of-content text:style-name="Sect3" text:name="Sumário1">
          <text:table-of-content-source text:outline-level="5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3335in" style:leader-char=" " style:with-tab="false"/>
              <text:index-entry-tab-stop style:type="left" style:position="6.6665in" style:leader-char="." style:with-tab="false"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0.5835in" style:leader-char=" " style:with-tab="false"/>
              <text:index-entry-tab-stop style:type="left" style:position="6.6409in" style:leader-char="." style:with-tab="false"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6.6409in" style:leader-char="." style:with-tab="false"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4.9236in" style:leader-char="." style:with-tab="false"/>
            </text:table-of-content-entry-template>
            <text:index-source-styles text:outline-level="1">
              <text:index-source-style text:style-name="Heading_20_1"/>
              <text:index-source-style text:style-name="Título_20_4_20__2b__20_12_20_pt"/>
            </text:index-source-styles>
            <text:index-source-styles text:outline-level="2">
              <text:index-source-style text:style-name="Heading_20_2"/>
              <text:index-source-style text:style-name="Título_20_3_20__2b__20_13_20_pt"/>
            </text:index-source-styles>
            <text:index-source-styles text:outline-level="3">
              <text:index-source-style text:style-name="Título_20_3_20__2b__20_13_20_pt"/>
            </text:index-source-styles>
            <text:index-source-styles text:outline-level="4">
              <text:index-source-style text:style-name="Título_20_4_20__2b__20_12_20_pt"/>
            </text:index-source-styles>
          </text:table-of-content-source>
          <text:index-body>
            <text:p text:style-name="P33"><text:a xlink:type="simple" xlink:href="#1.Apresentação do Projeto|outline">1.Apresentação do Projeto<text:tab/>4</text:a></text:p>
            <text:p text:style-name="P33"><text:a xlink:type="simple" xlink:href="#2.Um resumo das condições que definem o projeto |outline">2.Um resumo das condições que definem o projeto <text:tab/>4</text:a></text:p>
            <text:p text:style-name="P33"><text:a xlink:type="simple" xlink:href="#3.Matriz de Responsabilidades|outline">3.Matriz de Responsabilidades<text:tab/>4</text:a></text:p>
            <text:p text:style-name="P33"><text:a xlink:type="simple" xlink:href="#4.Necessidades básicas do trabalho a ser realizado|outline">4.Necessidades básicas do trabalho a ser realizado<text:tab/>5</text:a></text:p>
            <text:p text:style-name="P33"><text:a xlink:type="simple" xlink:href="#5.Descrição do Projeto|outline">5.Descrição do Projeto<text:tab/>5</text:a></text:p>
            <text:p text:style-name="P97"><text:a xlink:type="simple" xlink:href="#5.1.1.Escopo do Projeto |outline">5.1.1Escopo do Projeto <text:tab/>5</text:a></text:p>
            <text:p text:style-name="P97"><text:a xlink:type="simple" xlink:href="#5.1.2.Não-Escopo do Projeto |outline">5.1.2Não-Escopo do Projeto <text:tab/>5</text:a></text:p>
            <text:p text:style-name="P97"><text:a xlink:type="simple" xlink:href="#5.1.3.Premissas do Projeto |outline">5.1.3Premissas do Projeto <text:tab/>5</text:a></text:p>
            <text:p text:style-name="P97"><text:a xlink:type="simple" xlink:href="#5.1.4.Produto do Projeto |outline">5.1.4Produto do Projeto <text:tab/>6</text:a></text:p>
            <text:p text:style-name="P96">5.4.1. Requisitos do Usuário<text:tab/>6</text:p>
            <text:p text:style-name="P33">5.4.1. Requisitos do Usuário<text:tab/>6</text:p>
            <text:p text:style-name="P96">5.4.1.1 [Requisito]<text:tab/>6</text:p>
            <text:p text:style-name="P33">5.4.1.1 [Requisito]<text:tab/>6</text:p>
            <text:p text:style-name="P96">5.4.2. Restrições do produto<text:tab/>6</text:p>
            <text:p text:style-name="P33">5.4.2. Restrições do produto<text:tab/>6</text:p>
            <text:p text:style-name="P96">5.4.3. Critério de qualidade do produto<text:tab/>7</text:p>
            <text:p text:style-name="P33">5.4.3. Critério de qualidade do produto<text:tab/>7</text:p>
            <text:p text:style-name="P97"><text:a xlink:type="simple" xlink:href="#5.1.5.Lista de Riscos|outline">5.1.5Lista de Riscos<text:tab/>7</text:a></text:p>
            <text:p text:style-name="P97"><text:a xlink:type="simple" xlink:href="#5.1.6.Prioridades|outline">5.1.6Prioridades<text:tab/>7</text:a></text:p>
            <text:p text:style-name="P97"><text:a xlink:type="simple" xlink:href="#5.1.7.Referências|outline">5.1.7Referências<text:tab/>8</text:a></text:p>
            <text:p text:style-name="P97"><text:a xlink:type="simple" xlink:href="#5.1.8.Cronograma básico do projeto|outline">5.1.8Cronograma básico do projeto<text:tab/>8</text:a></text:p>
            <text:p text:style-name="P97"><text:a xlink:type="simple" xlink:href="#5.1.9.Estimativas iniciais de custo|outline">5.1.9Estimativas iniciais de custo<text:tab/>8</text:a></text:p>
            <text:p text:style-name="P33"><text:a xlink:type="simple" xlink:href="#6.Administração|outline">6.Administração<text:tab/>8</text:a></text:p>
            <text:p text:style-name="P97"><text:a xlink:type="simple" xlink:href="#6.1.1.Necessidade inicial do Projeto|outline">6.1.1Necessidade inicial do Projeto<text:tab/>8</text:a></text:p>
            <text:p text:style-name="P96">6.1.1. Necessidade de suporte pela organização<text:tab/>8</text:p>
            <text:p text:style-name="P33">6.1.1. Necessidade de suporte pela organização<text:tab/>8</text:p>
            <text:p text:style-name="P96">6.1.2. Controle e gerenciamento das informações do projeto<text:tab/>8</text:p>
            <text:p text:style-name="P33">6.1.2. Controle e gerenciamento das informações do projeto<text:tab/>8</text:p>
            <text:p text:style-name="P33"><text:a xlink:type="simple" xlink:href="#7.Assinaturas|outline">7.Assinaturas<text:tab/>10</text:a></text:p>
          </text:index-body>
        </text:table-of-content>
        <text:p text:style-name="P27">Termo de Abertura</text:p>
        <text:p text:style-name="P77"/>
        <text:list xml:id="list29154876" text:style-name="WW8Num21">
          <text:list-item>
            <text:h text:style-name="P109" text:outline-level="1">Apresentação do Projeto</text:h>
          </text:list-item>
        </text:list>
        <text:p text:style-name="P67"/>
        <text:p text:style-name="P66"><text:span text:style-name="T15">[</text:span><text:span text:style-name="T18">Breve</text:span><text:span text:style-name="T15"> </text:span><text:span text:style-name="T18">descrição</text:span><text:span text:style-name="T15"> do </text:span><text:span text:style-name="T18">projeto</text:span><text:span text:style-name="T15">]</text:span></text:p>
        <text:p text:style-name="P98"/>
        <text:list xml:id="list29166815" text:continue-numbering="true" text:style-name="WW8Num21">
          <text:list-item>
            <text:h text:style-name="P110" text:outline-level="1">Um resumo das condições que definem o projeto </text:h>
          </text:list-item>
        </text:list>
        <text:p text:style-name="P82"/>
        <text:p text:style-name="P63">[Para efetivamente produzir produtos e serviços que atendam às reais necessidades do seu usuário e do gestor de conhecimento, é necessário identificar e envolver todos os detentores do conhecimento como parte do processo de modelagem do requisito. Deve-se ainda identificar os usuários do sistema e garantir que a comunidade de gestores do conhecimento os represente. Deve-se identificar o ambiente do usuário.]</text:p>
        <text:p text:style-name="P63"/>
        <text:list xml:id="list29181392" text:continue-numbering="true" text:style-name="WW8Num21">
          <text:list-item>
            <text:h text:style-name="P110" text:outline-level="1">Matriz de Responsabilidades</text:h>
          </text:list-item>
        </text:list>
        <text:p text:style-name="P70"/>
        <text:p text:style-name="P70">[Nesta seção é informado o nome do gerente do projeto e os participantes da equipe (TI e Cliente), suas responsabilidades e autoridade a respeito dos vários aspectos relacionados com a execução do projeto – Matriz de responsabilidades.] </text:p>
        <text:p text:style-name="P70"/>
        <text:p text:style-name="P69"><text:span text:style-name="T21">Exemplo de </text:span><text:span text:style-name="T17">equipe e suas responsabilidades:</text:span></text:p>
        <text:p text:style-name="P75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header-rows>
            <table:table-row table:style-name="Tabela3.1">
              <table:table-cell table:style-name="Tabela3.A1" office:value-type="string">
                <text:p text:style-name="P84">Nome</text:p>
              </table:table-cell>
              <table:table-cell table:style-name="Tabela3.A1" office:value-type="string">
                <text:p text:style-name="P84">Dados</text:p>
              </table:table-cell>
              <table:table-cell table:style-name="Tabela3.A1" office:value-type="string">
                <text:p text:style-name="P84">Papel</text:p>
              </table:table-cell>
              <table:table-cell table:style-name="Tabela3.A1" office:value-type="string">
                <text:p text:style-name="P19">Empresa</text:p>
                <text:p text:style-name="P85">Área</text:p>
              </table:table-cell>
              <table:table-cell table:style-name="Tabela3.E1" office:value-type="string">
                <text:p text:style-name="P64">Responsabilidades</text:p>
              </table:table-cell>
            </table:table-row>
          </table:table-header-rows>
          <table:table-row table:style-name="Tabela3.2">
            <table:table-cell table:style-name="Tabela3.A2" office:value-type="string">
              <text:p text:style-name="P21">Viviane Cristina Ricci</text:p>
            </table:table-cell>
            <table:table-cell table:style-name="Tabela3.A2" office:value-type="string">
              <text:p text:style-name="P86">E-mail: nonononono</text:p>
              <text:p text:style-name="P88"><text:span text:style-name="T16">Tel:</text:span><text:span text:style-name="T19"> </text:span><text:span text:style-name="T16">(99) 9999.9999</text:span></text:p>
            </table:table-cell>
            <table:table-cell table:style-name="Tabela3.A2" office:value-type="string">
              <text:p text:style-name="P21">Gerente de Projeto</text:p>
            </table:table-cell>
            <table:table-cell table:style-name="Tabela3.A2" office:value-type="string">
              <text:p text:style-name="P22">STI</text:p>
            </table:table-cell>
            <table:table-cell table:style-name="Tabela3.E2" office:value-type="string">
              <text:p text:style-name="P21">. Acompanhar os trabalhos da TI;</text:p>
              <text:p text:style-name="P20">. Verificar e garantir a qualidade do Produto;</text:p>
              <text:p text:style-name="P20">. Validar o produto com o cliente;</text:p>
              <text:p text:style-name="P20">. Realizar reuniões semanais com a equipe e cliente;</text:p>
              <text:p text:style-name="P20">. Gerar toda a documentação gerencial;</text:p>
              <text:p text:style-name="P20">. Obter o aceite.</text:p>
            </table:table-cell>
          </table:table-row>
          <table:table-row table:style-name="Tabela3.2">
            <table:table-cell table:style-name="Tabela3.A2" office:value-type="string">
              <text:p text:style-name="P21">Maria </text:p>
            </table:table-cell>
            <table:table-cell table:style-name="Tabela3.A2" office:value-type="string">
              <text:p text:style-name="P86">E-mail: nonononono</text:p>
              <text:p text:style-name="P88"><text:span text:style-name="T16">Tel:</text:span><text:span text:style-name="T19"> </text:span><text:span text:style-name="T16">(99) 9999.9999</text:span></text:p>
            </table:table-cell>
            <table:table-cell table:style-name="Tabela3.A2" office:value-type="string">
              <text:p text:style-name="P21">Gerente de Projeto </text:p>
            </table:table-cell>
            <table:table-cell table:style-name="Tabela3.A2" office:value-type="string">
              <text:p text:style-name="P22">CLIENTE</text:p>
            </table:table-cell>
            <table:table-cell table:style-name="Tabela3.E2" office:value-type="string">
              <text:p text:style-name="P21">. Acompanhar os trabalhos do Datasus;</text:p>
              <text:p text:style-name="P20">. Garantir os recursos solicitados pela TI;</text:p>
              <text:p text:style-name="P20">. Validar o produto Realizar reuniões semanais com a equipe e TI;</text:p>
              <text:p text:style-name="P20">. Assinar e Homologar toda a documentação gerencial;</text:p>
              <text:p text:style-name="P23">. Dar o aceite.</text:p>
            </table:table-cell>
          </table:table-row>
          <table:table-row table:style-name="Tabela3.2">
            <table:table-cell table:style-name="Tabela3.A2" office:value-type="string">
              <text:p text:style-name="P21">Ricardo Queiroz</text:p>
            </table:table-cell>
            <table:table-cell table:style-name="Tabela3.A2" office:value-type="string">
              <text:p text:style-name="P86">E-mail: nonononono</text:p>
              <text:p text:style-name="P89">Tel: (99) 9999.9999</text:p>
            </table:table-cell>
            <table:table-cell table:style-name="Tabela3.A2" office:value-type="string">
              <text:p text:style-name="P21">Analista Líder</text:p>
            </table:table-cell>
            <table:table-cell table:style-name="Tabela3.A2" office:value-type="string">
              <text:p text:style-name="P22">STI</text:p>
            </table:table-cell>
            <table:table-cell table:style-name="Tabela3.E2" office:value-type="string">
              <text:p text:style-name="P24">. Gerar o produto;</text:p>
              <text:p text:style-name="P23">. Validar o produto;</text:p>
              <text:p text:style-name="P23">. Garantir a qualidade do produto.</text:p>
            </table:table-cell>
          </table:table-row>
          <text:soft-page-break/>
          <table:table-row table:style-name="Tabela3.5">
            <table:table-cell table:style-name="Tabela3.A2" office:value-type="string">
              <text:p text:style-name="P25">Washington </text:p>
            </table:table-cell>
            <table:table-cell table:style-name="Tabela3.A2" office:value-type="string">
              <text:p text:style-name="P87">E-mail: nonononono</text:p>
              <text:p text:style-name="P90"/>
            </table:table-cell>
            <table:table-cell table:style-name="Tabela3.A2" office:value-type="string">
              <text:p text:style-name="P21">Analista Líder </text:p>
            </table:table-cell>
            <table:table-cell table:style-name="Tabela3.A2" office:value-type="string">
              <text:p text:style-name="P22">Cliente</text:p>
            </table:table-cell>
            <table:table-cell table:style-name="Tabela3.E2" office:value-type="string">
              <text:p text:style-name="P24">. Prover informações para a geração do Produto;</text:p>
              <text:p text:style-name="P23">. Validar o Produto.</text:p>
            </table:table-cell>
          </table:table-row>
        </table:table>
        <text:p text:style-name="P68"/>
        <text:list xml:id="list29167337" text:continue-numbering="true" text:style-name="WW8Num21">
          <text:list-item>
            <text:h text:style-name="P109" text:outline-level="1">Necessidades básicas do trabalho a ser realizado</text:h>
          </text:list-item>
        </text:list>
        <text:p text:style-name="Standard"/>
        <text:p text:style-name="P70">Esta seção descreve as necessidades relacionadas à execução do projeto.</text:p>
        <text:p text:style-name="P65">[Descrever a seção.]</text:p>
        <text:p text:style-name="P32"/>
        <text:list xml:id="list29173525" text:continue-numbering="true" text:style-name="WW8Num21">
          <text:list-item>
            <text:h text:style-name="P109" text:outline-level="1">Descrição do Projeto</text:h>
          </text:list-item>
        </text:list>
        <text:p text:style-name="P32"/>
        <text:list xml:id="list29185706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Escopo do Projeto </text:h>
                  </text:list-item>
                </text:list>
              </text:list-item>
            </text:list>
          </text:list-item>
        </text:list>
        <text:p text:style-name="P62"/>
        <text:h text:style-name="P102" text:outline-level="6">[Esta seção descreve o que faz parte do escopo deste projeto. Pode-se considerar parte do escopo deste ciclo de vida, por exemplo, o desenvolvimento de um módulo específico do sistema. Quando esta seção não for aplicável, preencher com o texto: “Seção não aplicável para este projeto”.]</text:h>
        <text:p text:style-name="Standard"/>
        <text:list xml:id="list29173836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Não-Escopo do Projeto </text:h>
                  </text:list-item>
                </text:list>
              </text:list-item>
            </text:list>
          </text:list-item>
        </text:list>
        <text:p text:style-name="Standard"/>
        <text:p text:style-name="P92">[Esta seção descreve o que não faz parte do escopo deste projeto. Pode-se considerar, como parte do não escopo deste ciclo de vida, a implementação de uma funcionalidade específica. Quando esta seção não for aplicável, preencher com o texto: “Seção não aplicável para este projeto”.]</text:p>
        <text:p text:style-name="P92"/>
        <text:p text:style-name="P92"/>
        <text:list xml:id="list29194291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Premissas do Projeto </text:h>
                  </text:list-item>
                </text:list>
              </text:list-item>
            </text:list>
          </text:list-item>
        </text:list>
        <text:p text:style-name="Standard"/>
        <text:p text:style-name="P93">Esta seção descreve as premissas essenciais do projeto, que determinarão à viabilização do mesmo.</text:p>
        <text:p text:style-name="P94"><text:s/>[Descrever a seção. Pode-se apresentar.]</text:p>
        <text:p text:style-name="P94">Diagrama da arquitetura que o produto seguirá, por exemplo, ilustrar conexões e interfaces externas, caso este tipo de definição seja premissa básica para viabilização do projeto;</text:p>
        <text:p text:style-name="P94">Os fatores que, quando não seguidos, podem comprometer o projeto;</text:p>
        <text:p text:style-name="P94">A utilização de informações geradas em sistemas específicos, quando este fator representar uma premissa essencial para a viabilização do projeto;</text:p>
        <text:p text:style-name="P92">A garantia de acesso às determinadas informações; etc.</text:p>
        <text:p text:style-name="P92"/>
        <text:p text:style-name="P92"><text:s/></text:p>
        <text:list xml:id="list29182022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Produto do Projeto </text:h>
                  </text:list-item>
                </text:list>
              </text:list-item>
            </text:list>
          </text:list-item>
        </text:list>
        <text:p text:style-name="P31"/>
        <text:p text:style-name="P95">[Esta seção apresenta a visão geral do produto em termos de perspectivas, restrições e características específicas, sejam elas funcionais ou não.]</text:p>
        <text:p text:style-name="P95"/>
        <text:p text:style-name="Título_20_4_20__2b__20_12_20_pt"><text:soft-page-break/>5.4.1. Requisitos do Usuário</text:p>
        <text:p text:style-name="Standard"/>
        <text:p text:style-name="P35">Esta seção relaciona todos os requisitos do usuário, que podem ser condições ou capacidades que o sistema deverá satisfazer.</text:p>
        <text:p text:style-name="P37">[O conjunto dos requisitos do usuário formará a base para a definição das funcionalidades do produto e compõem as características essenciais do produto. Trata-se dos recursos de nível superior do sistema que são necessários para propiciar benefícios aos usuários. Cada recurso é um serviço desejado externamente que normalmente exige uma série de entradas para alcançar os resultados desejados. Por exemplo: "Fornecer uma interface para coleta de dados".</text:p>
        <text:p text:style-name="P37">Como o Documento é revisado por uma ampla variedade de pessoas envolvidas, o nível de detalhamento terá que ser genérico o bastante para que todos possam compreendê-lo. Esses recursos serão a base fundamental do gerenciamento do projeto, do gerenciamento do escopo e da definição do produto. Esses recursos deverão incluir uma descrição da funcionalidade e de todas as questões de usabilidade relevantes que deverão ser abordadas.</text:p>
        <text:p text:style-name="P37">Evite o design. Mantenha as descrições dos recursos em um nível geral. [Concentre-se nos recursos necessários e no porque (e não em como) eles deverão ser implementados.]</text:p>
        <text:p text:style-name="P37"/>
        <text:p text:style-name="P38"><text:span text:style-name="Título_20_5_20_Char"><text:span text:style-name="T20">5.4.1.1 [Requisito</text:span></text:span><text:span text:style-name="T23">]</text:span></text:p>
        <text:p text:style-name="P39"/>
        <text:p text:style-name="P52"><text:s/>[Descrever o requisito.]</text:p>
        <text:p text:style-name="P37"/>
        <text:p text:style-name="Título_20_4_20__2b__20_12_20_pt">5.4.2. Restrições do produto</text:p>
        <text:p text:style-name="P30"/>
        <text:p text:style-name="Título_20_4_20__2b__20_12_20_pt">5.4.3. Critério de qualidade do produto</text:p>
        <text:p text:style-name="Standard"/>
        <text:p text:style-name="P34">Esta seção descreve os critérios que devem ser atingidos para que o produto seja aprovado pelo cliente. </text:p>
        <text:p text:style-name="P36">[Descreva a seção. Por exemplo: listar critérios relativos à robustez, tolerância à falhas, usabilidade e características similares. Liste também os padrões aplicáveis, os padrões de hardware ou plataforma, requisitos de performance e requisitos de ambiente que serão necessários para que o sucesso seja alcançado.</text:p>
        <text:p text:style-name="P36">Por exemplo:</text:p>
        <text:p text:style-name="P36">Robustez – “O sistema deve se manter estável, quando for detectada instabilidade na rede”.</text:p>
        <text:p text:style-name="P36">Tolerância a falhas – “Os erros encontrados no sistema não devem comprometer a integridade das informações gerenciadas através do mesmo”.</text:p>
        <text:p text:style-name="P36">Requisitos de performance – “A variação do número de usuários logados no sistema não deve comprometer o desempenho do sistema”.</text:p>
        <text:p text:style-name="P36">Listar, também, padrões aplicáveis de hardware ou de plataforma.]</text:p>
        <text:p text:style-name="P37"/>
        <text:p text:style-name="P37"/>
        <text:list xml:id="list29175339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Lista de Riscos</text:h>
                  </text:list-item>
                </text:list>
              </text:list-item>
            </text:list>
          </text:list-item>
        </text:list>
        <text:p text:style-name="P41"/>
        <text:p text:style-name="P41">Esta seção descreve a lista de riscos para o Projeto identificados durante a elaboração da Visão do Projeto.</text:p>
        <text:p text:style-name="P44">[Poderão ser descritas ações para mitigar, evitar e contingenciar cada risco listado.]</text:p>
        <text:p text:style-name="Standard"/>
        <text:p text:style-name="Standard"/>
        <text:list xml:id="list29194714" text:continue-numbering="true" text:style-name="WW8Num21">
          <text:list-item>
            <text:list>
              <text:list-item>
                <text:list>
                  <text:list-item>
                    <text:h text:style-name="P104" text:outline-level="3">Prioridades</text:h>
                  </text:list-item>
                </text:list>
              </text:list-item>
            </text:list>
          </text:list-item>
        </text:list>
        <text:p text:style-name="P44"/>
        <text:p text:style-name="P41"><text:soft-page-break/>Esta seção apresenta as prioridades das características do produto, de acordo com a visão do cliente.</text:p>
        <text:p text:style-name="P45">[Descrever as prioridades dadas pelo cliente para as características que serão desenvolvidas, podendo ser divididas em termos de versões do produto, por exemplo:</text:p>
        <text:p text:style-name="P45">A versão 1 deve contemplar as seguintes características:</text:p>
        <text:p text:style-name="P53">Logon</text:p>
        <text:p text:style-name="P53">Registro de Cursos</text:p>
        <text:p text:style-name="P53"/>
        <text:p text:style-name="P45">A versão 2 deve incluir:</text:p>
        <text:p text:style-name="P53">Envio de notas dos alunos</text:p>
        <text:p text:style-name="P53">Visualização de notas</text:p>
        <text:p text:style-name="P53"/>
        <text:p text:style-name="P47">As características para a versão 3 ainda não estão definidas. Só está previsto que herdará as funcionalidades já existentes.]</text:p>
        <text:p text:style-name="P48"/>
        <text:p text:style-name="P48"/>
        <text:list xml:id="list29188011" text:continue-numbering="true" text:style-name="WW8Num21">
          <text:list-item>
            <text:list>
              <text:list-item>
                <text:list>
                  <text:list-item>
                    <text:h text:style-name="P105" text:outline-level="3">Referências</text:h>
                  </text:list-item>
                </text:list>
              </text:list-item>
            </text:list>
          </text:list-item>
        </text:list>
        <text:p text:style-name="P76"/>
        <text:p text:style-name="P49">Esta seção apresenta todas as referências utilizadas neste documento.</text:p>
        <text:p text:style-name="P76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61">1.</text:p>
            </table:table-cell>
            <table:table-cell table:style-name="Tabela4.A1" office:value-type="string">
              <text:p text:style-name="P71">[Descrição da <text:span text:style-name="T4">referência</text:span>]</text:p>
            </table:table-cell>
          </table:table-row>
          <table:table-row table:style-name="Tabela4.1">
            <table:table-cell table:style-name="Tabela4.A1" office:value-type="string">
              <text:p text:style-name="P61">2.</text:p>
            </table:table-cell>
            <table:table-cell table:style-name="Tabela4.A1" office:value-type="string">
              <text:p text:style-name="P71">[<text:span text:style-name="T4">Descrição</text:span> da <text:span text:style-name="T4">referência</text:span>]</text:p>
            </table:table-cell>
          </table:table-row>
          <table:table-row table:style-name="Tabela4.1">
            <table:table-cell table:style-name="Tabela4.A1" office:value-type="string">
              <text:p text:style-name="P61"/>
            </table:table-cell>
            <table:table-cell table:style-name="Tabela4.A1" office:value-type="string">
              <text:p text:style-name="P61"/>
            </table:table-cell>
          </table:table-row>
        </table:table>
        <text:h text:style-name="P107" text:outline-level="3"/>
        <text:p text:style-name="Standard"/>
        <text:list xml:id="list29184206" text:continue-numbering="true" text:style-name="WW8Num21">
          <text:list-item>
            <text:list>
              <text:list-item>
                <text:list>
                  <text:list-item>
                    <text:h text:style-name="P106" text:outline-level="3">Cronograma básico do projeto</text:h>
                  </text:list-item>
                </text:list>
              </text:list-item>
            </text:list>
          </text:list-item>
        </text:list>
        <text:p text:style-name="Standard"/>
        <text:p text:style-name="P50">[Esta de seção informa a previsão início e a duração.]</text:p>
        <text:p text:style-name="P50"/>
        <text:list xml:id="list29187600" text:continue-numbering="true" text:style-name="WW8Num21">
          <text:list-item>
            <text:list>
              <text:list-item>
                <text:list>
                  <text:list-item>
                    <text:h text:style-name="P106" text:outline-level="3">Estimativas iniciais de custo</text:h>
                  </text:list-item>
                </text:list>
              </text:list-item>
            </text:list>
          </text:list-item>
        </text:list>
        <text:p text:style-name="Standard"/>
        <text:p text:style-name="P99">[Esta seção informa o orçamento do projeto.] </text:p>
        <text:p text:style-name="P99"/>
        <text:p text:style-name="P99"/>
        <text:list xml:id="list29195003" text:continue-numbering="true" text:style-name="WW8Num21">
          <text:list-item>
            <text:h text:style-name="P111" text:outline-level="1">Administração</text:h>
          </text:list-item>
        </text:list>
        <text:p text:style-name="Standard"/>
        <text:list xml:id="list29188629" text:continue-numbering="true" text:style-name="WW8Num21">
          <text:list-item>
            <text:list>
              <text:list-item>
                <text:list>
                  <text:list-item>
                    <text:h text:style-name="P106" text:outline-level="3">Necessidade inicial do Projeto</text:h>
                  </text:list-item>
                </text:list>
              </text:list-item>
            </text:list>
          </text:list-item>
        </text:list>
        <text:p text:style-name="Standard"/>
        <text:p text:style-name="P50">[Descrever a necessidade inicial de recursos humanos, equipamentos e material – descrição breve da equipe.]</text:p>
        <text:p text:style-name="P50"/>
        <text:p text:style-name="P46">6.1.1. Necessidade de suporte pela organização</text:p>
        <text:p text:style-name="P46"/>
        <text:p text:style-name="P40">[Descrever se existe uma necessidade de apoio organizacional ou se o projeto será considerado como um projeto isolado.]</text:p>
        <text:p text:style-name="P100"/>
        <text:p text:style-name="P46">6.1.2. Controle e gerenciamento das informações do projeto</text:p>
        <text:p text:style-name="P46"/>
        <text:p text:style-name="P40">[Descrever como serão armazenadas e gerenciadas as informações do projeto – site, papel, documentos.]</text:p>
        <text:p text:style-name="Standard"/>
        <text:p text:style-name="P50"/>
        <text:p text:style-name="Standard"/>
        <text:p text:style-name="Standard"><text:soft-page-break/></text:p>
        <text:h text:style-name="P108" text:outline-level="3"/>
        <text:p text:style-name="P91"/>
        <text:h text:style-name="P103" text:outline-level="6"/>
        <text:p text:style-name="P42"/>
        <text:p text:style-name="P43"/>
        <text:list xml:id="list29167465" text:continue-numbering="true" text:style-name="WW8Num21">
          <text:list-item>
            <text:h text:style-name="P112" text:outline-level="1">Assinaturas</text:h>
          </text:list-item>
        </text:list>
        <text:p text:style-name="Standard"/>
        <text:p text:style-name="P29"><text:span text:style-name="T7">Os abaixo assinados estão de acordo com o conteúdo do documento “</text:span><text:span text:style-name="T8">Termo de Abertura</text:span><text:span text:style-name="T7">”, do Sistema &lt;</text:span><text:span text:style-name="T10">Nome do Sistema</text:span><text:span text:style-name="T7">&gt;, versão </text:span><text:span text:style-name="T10">9.9</text:span><text:span text:style-name="T22">,</text:span><text:span text:style-name="T10"> Módulo </text:span><text:span text:style-name="T7">&lt;</text:span><text:span text:style-name="T10">Nome do Módulo – apenas se o Sistema estiver repartido em Módulos</text:span><text:span text:style-name="T7">&gt;, release </text:span><text:span text:style-name="T10">9.9</text:span><text:span text:style-name="T22"> &lt;Nº. da versão do módulo&gt;</text:span><text:span text:style-name="T7">.</text:span></text:p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73"/>
              <text:p text:style-name="P72">Data: ___/___/_____</text:p>
              <text:p text:style-name="P72"/>
              <text:p text:style-name="P72"/>
              <text:p text:style-name="P74"/>
            </table:table-cell>
            <table:table-cell table:style-name="Tabela5.A1" office:value-type="string">
              <text:p text:style-name="P73"/>
              <text:p text:style-name="P72">Data: ___/___/_____</text:p>
              <text:p text:style-name="P72"/>
              <text:p text:style-name="P72"/>
              <text:p text:style-name="P74"/>
            </table:table-cell>
          </table:table-row>
          <table:table-row table:style-name="Tabela5.2">
            <table:table-cell table:style-name="Tabela5.A1" office:value-type="string">
              <text:p text:style-name="P51">Nome Completo</text:p>
              <text:p text:style-name="P57">Papel e/ou cargo</text:p>
              <text:p text:style-name="P57"/>
            </table:table-cell>
            <table:table-cell table:style-name="Tabela5.A1" office:value-type="string">
              <text:p text:style-name="P51">Nome Completo</text:p>
              <text:p text:style-name="P57">Papel e/ou cargo</text:p>
            </table:table-cell>
          </table:table-row>
        </table:table>
        <text:p text:style-name="RUP_20_Corpo_20_1"/>
        <text:p text:style-name="RUP_20_Corpo_20_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73"/>
              <text:p text:style-name="P72">Data: ___/___/_____</text:p>
              <text:p text:style-name="P72"/>
              <text:p text:style-name="P72"/>
              <text:p text:style-name="P74"/>
            </table:table-cell>
            <table:table-cell table:style-name="Tabela6.A1" office:value-type="string">
              <text:p text:style-name="P73"/>
              <text:p text:style-name="P72">Data: ___/___/_____</text:p>
              <text:p text:style-name="P72"/>
              <text:p text:style-name="P72"/>
              <text:p text:style-name="P74"/>
            </table:table-cell>
          </table:table-row>
          <table:table-row table:style-name="Tabela6.2">
            <table:table-cell table:style-name="Tabela6.A1" office:value-type="string">
              <text:p text:style-name="P51">Nome Completo</text:p>
              <text:p text:style-name="P57">Papel e/ou cargo</text:p>
            </table:table-cell>
            <table:table-cell table:style-name="Tabela6.A1" office:value-type="string">
              <text:p text:style-name="P51">Nome Completo</text:p>
              <text:p text:style-name="P57">Papel e/ou cargo</text:p>
            </table:table-cell>
          </table:table-row>
        </table:table>
        <text:p text:style-name="Standard"/>
        <text:p text:style-name="P8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pt" fo:country="BR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.7in" fo:margin-right="0in" fo:text-align="center" style:justify-single-word="false" fo:text-indent="-0.7in" style:auto-text-indent="false" fo:keep-with-next="always">
        <style:tab-stops>
          <style:tab-stop style:position="0.6346in" style:type="center"/>
          <style:tab-stop style:position="0.7in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.9in" fo:margin-right="0in" fo:margin-top="0.1665in" fo:margin-bottom="0.0417in" style:line-height-at-least="0.1665in" fo:orphans="0" fo:widows="0" fo:text-indent="-0.9in" style:auto-text-indent="false">
        <style:tab-stops>
          <style:tab-stop style:position="0.9in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1in" fo:margin-right="0in" fo:margin-top="0.1665in" fo:margin-bottom="0.0417in" style:line-height-at-least="0.1665in" fo:orphans="0" fo:widows="0" fo:text-indent="-1in" style:auto-text-indent="false">
        <style:tab-stops>
          <style:tab-stop style:position="1in"/>
        </style:tab-stops>
      </style:paragraph-properties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1.1in" fo:margin-right="0in" fo:margin-top="0.1665in" fo:margin-bottom="0.0417in" style:line-height-at-least="0.1665in" fo:orphans="0" fo:widows="0" fo:text-indent="-1.1in" style:auto-text-indent="false">
        <style:tab-stops>
          <style:tab-stop style:position="1.1in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6.666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6.6409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6.6409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2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2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2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>
        <style:tab-stops>
          <style:tab-stop style:position="6.64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2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6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RUP_20_Nível_20_4" style:display-name="RUP Nível 4" style:family="paragraph" style:next-style-name="RUP_20_Corpo_20_1">
      <style:paragraph-properties fo:margin-left="1.5in" fo:margin-right="0in" fo:margin-top="0.0835in" fo:margin-bottom="0in" fo:text-align="justify" style:justify-single-word="false" fo:orphans="2" fo:widows="2" fo:text-indent="-0.75in" style:auto-text-indent="false">
        <style:tab-stops>
          <style:tab-stop style:position="0.5835in"/>
          <style:tab-stop style:position="1.5in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Título_20_1." style:display-name="Título 1." style:family="paragraph" style:parent-style-name="Standard">
      <style:paragraph-properties fo:margin-left="0.25in" fo:margin-right="0in" fo:margin-top="0.1665in" fo:margin-bottom="0in" fo:text-indent="-0.25in" style:auto-text-indent="false" fo:keep-with-next="always">
        <style:tab-stops>
          <style:tab-stop style:position="0.25in"/>
        </style:tab-stops>
      </style:paragraph-properties>
      <style:text-properties fo:text-transform="uppercase" style:font-name="Arial" fo:font-weight="bold" style:font-weight-asian="bold" style:font-name-complex="Arial" style:font-size-complex="10pt"/>
    </style:style>
    <style:style style:name="Título_20_4_20__2b__20_12_20_pt" style:display-name="Título 4 + 12 pt" style:family="paragraph" style:parent-style-name="Heading_20_1">
      <style:paragraph-properties fo:margin-left="0.6665in" fo:margin-right="0in" fo:margin-top="0in" fo:margin-bottom="0in" fo:text-indent="0in" style:auto-text-indent="false"/>
      <style:text-properties fo:font-size="12pt" style:font-size-asian="12pt" style:font-size-complex="12pt"/>
    </style:style>
    <style:style style:name="Índice_20_de_20_figuras" style:display-name="Índice de figuras" style:family="paragraph" style:parent-style-name="Standard" style:next-style-name="Standard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Times New Roman" fo:font-size="12pt" style:font-size-asian="12pt" style:font-name-complex="Times New Roman"/>
    </style:style>
    <style:style style:name="WW8Num6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12z0" style:family="text">
      <style:text-properties style:font-name="Wingdings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 fo:font-size="8pt" style:font-size-asian="8pt" style:font-size-complex="8pt"/>
    </style:style>
    <style:style style:name="WW8Num26z1" style:family="text">
      <style:text-properties fo:font-size="8pt" style:font-size-asian="8pt" style:font-size-complex="8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" style:font-name-complex="Courier New"/>
    </style:style>
    <style:style style:name="WW8Num27z0" style:family="text">
      <style:text-properties style:font-name="Times New Roman" fo:font-size="12pt" style:font-size-asian="12pt" style:font-name-complex="Times New Roman"/>
    </style:style>
    <style:style style:name="WW8Num29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Título_20_5_20_Char" style:display-name="Título 5 Char" style:family="text" style:parent-style-name="Fonte_20_parág._20_padrão">
      <style:text-properties fo:color="#000000" style:font-name="Tahoma" fo:font-size="8pt" fo:language="pt" fo:country="BR" fo:font-weight="bold" style:font-size-asian="8pt" style:font-weight-asian="bold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6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6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6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6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6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6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6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text:style-name="WW8Num27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7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27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27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27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27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27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27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27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6.4833in" fo:margin-left="-0.075in" table:align="left" style:writing-mode="lr-tb"/>
    </style:style>
    <style:style style:name="Tabela7.A" style:family="table-column">
      <style:table-column-properties style:column-width="3.2403in"/>
    </style:style>
    <style:style style:name="Tabela7.B" style:family="table-column">
      <style:table-column-properties style:column-width="3.2431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2.9165in"/>
          <style:tab-stop style:position="5.4146in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in" fo:margin-bottom="0.7244in" fo:margin-left="0.7874in" fo:margin-right="0.787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0634in" fo:margin-left="0in" fo:margin-right="0in" fo:margin-top="0.0244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28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8.5835in" svg:height="0.024in" svg:x="-0.6602in" svg:y="-1.472in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8.5835in" svg:height="0.024in" svg:x="-1in" svg:y="0.2953in"><text:p/><draw:enhanced-geometry svg:viewBox="0 0 21600 21600" draw:type="rectangle" draw:enhanced-path="M 0 0 L 21600 0 21600 21600 0 21600 0 0 Z N"/></draw:custom-shape></text:p>
        <text:p text:style-name="MP5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6"><text:span text:style-name="MT2"><text:s/></text:span><draw:frame draw:style-name="Mfr1" draw:name="figura2" text:anchor-type="as-char" svg:width="0.8917in" svg:height="0.4728in" draw:z-index="0"><draw:image xlink:href="Pictures/10000000000004B00000027A68085871.jpg" xlink:type="simple" xlink:show="embed" xlink:actuate="onLoad"/></draw:frame></text:p>
            </table:table-cell>
            <table:table-cell table:style-name="Tabela7.B1" office:value-type="string">
              <text:p text:style-name="MP7"><draw:frame draw:style-name="Mfr1" draw:name="figura3" text:anchor-type="as-char" svg:width="0.9626in" svg:height="0.561in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8.5835in" svg:height="0.024in" svg:x="-1in" svg:y="0.0701in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8.5835in" svg:height="0.024in" svg:x="-1in" svg:y="-0.0902in"><text:p/><draw:enhanced-geometry svg:viewBox="0 0 21600 21600" draw:type="rectangle" draw:enhanced-path="M 0 0 L 21600 0 21600 21600 0 21600 0 0 Z N"/></draw:custom-shape><text:span text:style-name="MT4">Nome do Projeto - Termo de Abertura</text:span><text:span text:style-name="Page_20_Number"><text:span text:style-name="MT3"><text:tab/></text:span></text:span><text:span text:style-name="Page_20_Number"><text:span text:style-name="MT2">mds - tda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9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05:23.82</meta:creation-date>
    <meta:editing-cycles>1</meta:editing-cycles>
    <meta:editing-duration>PT00H00M00S</meta:editing-duration>
    <meta:generator>BrOffice.org/3.0$Win32 OpenOffice.org_project/300m9$Build-9358</meta:generator>
    <meta:initial-creator>Lena Lúcia de Moraes</meta:initial-creator>
    <meta:document-statistic meta:table-count="6" meta:image-count="2" meta:object-count="0" meta:page-count="9" meta:paragraph-count="178" meta:word-count="1382" meta:character-count="8958"/>
  </office:meta>
</office:document-meta>
</file>